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210" officeooo:paragraph-rsid="000e5210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e5210" officeooo:paragraph-rsid="000e5210" style:font-size-asian="18pt" style:font-weight-asian="bold" style:font-size-complex="18pt" style:font-weight-complex="bold"/>
    </style:style>
    <style:style style:name="P3" style:family="paragraph" style:parent-style-name="Title">
      <style:paragraph-properties fo:break-before="page"/>
    </style:style>
    <style:style style:name="P4" style:family="paragraph" style:parent-style-name="Heading_20_1">
      <style:text-properties officeooo:rsid="0013aec4" officeooo:paragraph-rsid="0013aec4"/>
    </style:style>
    <style:style style:name="P5" style:family="paragraph" style:parent-style-name="Heading_20_4" style:list-style-name="L3"/>
    <style:style style:name="P6" style:family="paragraph" style:parent-style-name="Heading_20_4" style:list-style-name="L5"/>
    <style:style style:name="P7" style:family="paragraph" style:parent-style-name="Heading_20_4">
      <style:text-properties officeooo:paragraph-rsid="0014c306"/>
    </style:style>
    <style:style style:name="P8" style:family="paragraph" style:parent-style-name="Heading_20_4">
      <style:text-properties officeooo:rsid="0014c306" officeooo:paragraph-rsid="0014c306"/>
    </style:style>
    <style:style style:name="P9" style:family="paragraph" style:parent-style-name="Heading_20_4">
      <style:text-properties officeooo:rsid="00160737" officeooo:paragraph-rsid="00160737"/>
    </style:style>
    <style:style style:name="P10" style:family="paragraph" style:parent-style-name="Standard">
      <style:paragraph-properties fo:text-align="center" style:justify-single-word="false"/>
      <style:text-properties officeooo:rsid="000e5210" officeooo:paragraph-rsid="000e5210"/>
    </style:style>
    <style:style style:name="P11" style:family="paragraph" style:parent-style-name="Subtitle" style:list-style-name="L1"/>
    <style:style style:name="P12" style:family="paragraph" style:parent-style-name="Subtitle">
      <style:paragraph-properties fo:break-before="page"/>
    </style:style>
    <style:style style:name="P13" style:family="paragraph" style:parent-style-name="Text_20_body" style:list-style-name="L1">
      <style:text-properties officeooo:rsid="0013aec4" officeooo:paragraph-rsid="0013aec4"/>
    </style:style>
    <style:style style:name="P14" style:family="paragraph" style:parent-style-name="Text_20_body">
      <style:text-properties officeooo:rsid="0013aec4" officeooo:paragraph-rsid="0013aec4"/>
    </style:style>
    <style:style style:name="P15" style:family="paragraph" style:parent-style-name="Text_20_body">
      <style:text-properties officeooo:paragraph-rsid="0013aec4"/>
    </style:style>
    <style:style style:name="P16" style:family="paragraph" style:parent-style-name="Text_20_body">
      <style:text-properties officeooo:rsid="0014c306" officeooo:paragraph-rsid="0014c306"/>
    </style:style>
    <style:style style:name="P17" style:family="paragraph" style:parent-style-name="Text_20_body">
      <style:text-properties officeooo:rsid="00160737" officeooo:paragraph-rsid="00160737"/>
    </style:style>
    <style:style style:name="T1" style:family="text">
      <style:text-properties officeooo:rsid="0013aec4"/>
    </style:style>
    <style:style style:name="T2" style:family="text">
      <style:text-properties officeooo:rsid="0014c306"/>
    </style:style>
    <style:style style:name="T3" style:family="text">
      <style:text-properties officeooo:rsid="001607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ndex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ong en Python 3.7</text:p>
      <text:p text:style-name="P1"/>
      <text:p text:style-name="P1"/>
      <text:p text:style-name="P1"/>
      <text:p text:style-name="P1"/>
      <text:p text:style-name="P1">Alexandre Ribeiro Pérola</text:p>
      <text:p text:style-name="P1"/>
      <text:p text:style-name="P1">19/12/201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alphabetical-index-mark-start text:id="IMark94182958002696" text:main-entry="true"/>ÍNDICE<text:alphabetical-index-mark-end text:id="IMark94182958002696"/></text:p>
      <text:list xml:id="list3734935945" text:style-name="L1">
        <text:list-item>
          <text:p text:style-name="P11">Variables</text:p>
        </text:list-item>
        <text:list-item>
          <text:p text:style-name="P11">String</text:p>
        </text:list-item>
        <text:list-item>
          <text:p text:style-name="P11">Data Structure</text:p>
        </text:list-item>
        <text:list-item>
          <text:p text:style-name="P11">Condition Expressions</text:p>
        </text:list-item>
        <text:list-item>
          <text:p text:style-name="P11">Loops </text:p>
        </text:list-item>
        <text:list-item>
          <text:p text:style-name="P11">Functions</text:p>
        </text:list-item>
        <text:list-item>
          <text:p text:style-name="P11">Classes and Objects</text:p>
        </text:list-item>
        <text:list-item>
          <text:p text:style-name="P11">Modules and Packages</text:p>
        </text:list-item>
        <text:list-item>
          <text:p text:style-name="P11">File Input/Output</text:p>
          <text:p text:style-name="P13"/>
        </text:list-item>
      </text:list>
      <text:p text:style-name="P1"/>
      <text:p text:style-name="P1"/>
      <text:p text:style-name="P12"><text:toc-mark text:string-value="Index" text:outline-level="1"/><text:toc-mark text:string-value="Index" text:outline-level="1"/><text:toc-mark text:string-value="Index" text:outline-level="1"/><text:span text:style-name="T1">Variables</text:span></text:p>
      <text:p text:style-name="P1"/>
      <text:h text:style-name="P4" text:outline-level="1">Tipos de variables:</text:h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String</text:p>
      <text:p text:style-name="Text_20_body"/>
      <text:list xml:id="list1719143341" text:style-name="L3">
        <text:list-item>
          <text:list>
            <text:list-item>
              <text:list>
                <text:list-item>
                  <text:list>
                    <text:list-item>
                      <text:h text:style-name="P5" text:outline-level="4">Concatenacion</text:h>
                    </text:list-item>
                    <text:list-item>
                      <text:h text:style-name="P5" text:outline-level="4">Multiplicacion de Strings: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Los Strings pueden ser multiplicados em python 3.7. Ejemplo : print(x * 5)</text:p>
      <text:list xml:id="list510279815" text:style-name="L5">
        <text:list-item>
          <text:list>
            <text:list-item>
              <text:list>
                <text:list-item>
                  <text:list>
                    <text:list-item>
                      <text:h text:style-name="P6" text:outline-level="4"><text:span text:style-name="T1">I</text:span>dexado de String: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odemos acceder a los datos del string indicando que posicion queremos sacar. <text:span text:style-name="T2">Ejemplo: </text:span></text:p>
      <text:p text:style-name="Text_20_body"><text:tab/><text:span text:style-name="T2">name = “alex”</text:span></text:p>
      <text:p text:style-name="Text_20_body"><text:tab/><text:span text:style-name="T2">print(name[0]) <text:s/># Devuelve a</text:span></text:p>
      <text:h text:style-name="P7" text:outline-level="4"><text:span text:style-name="T2">Indexado negativo:</text:span></text:h>
      <text:p text:style-name="P16">Podemos hacer el indexado de forma negativa. Ejemplo:</text:p>
      <text:p text:style-name="P16"><text:tab/>print(name[-1]) # Devuelve x</text:p>
      <text:h text:style-name="P8" text:outline-level="4">Separado de String:</text:h>
      <text:p text:style-name="P16">Podemos separar el string usando los metodos <text:s/>vistos anteriormente de la siguiente forma:</text:p>
      <text:p text:style-name="P16"><text:tab/>name = “alex”</text:p>
      <text:p text:style-name="P16"><text:tab/>print(name[0:2]) # Devuelve ale</text:p>
      <text:h text:style-name="P8" text:outline-level="4">Operador in</text:h>
      <text:p text:style-name="P16">El operador in sirve para sabe si hay ciertos caracteres em un string. Ejemplo: </text:p>
      <text:p text:style-name="P16"><text:tab/>name = “alex”</text:p>
      <text:p text:style-name="P16"><text:tab/><text:span text:style-name="T3">parte_name = “lex” in name</text:span></text:p>
      <text:p text:style-name="P16"><text:tab/><text:span text:style-name="T3">print(parte_name) # Devuelve true</text:span></text:p>
      <text:h text:style-name="P9" text:outline-level="4">Operador len()</text:h>
      <text:p text:style-name="P17">El operador len() indica la longitud de una cadena de caracteres. Ejemplo: </text:p>
      <text:p text:style-name="P17"><text:tab/>name = “alex”</text:p>
      <text:p text:style-name="P17"><text:tab/>print(len(name))</text:p>
      <text:p text:style-name="P16"><text:tab/></text:p>
      <text:p text:style-name="P16"/>
      <text:p text:style-name="P14"/>
      <text:p text:style-name="P1"><text:soft-page-break/></text:p>
      <text:p text:style-name="P1"/>
      <text:p text:style-name="P1"/>
      <text:p text:style-name="P1"/>
      <text:p text:style-name="P1"/>
      <text:p text:style-name="P1"><text:page-number text:select-page="current">5</text:page-number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2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9T23:12:57.816670322</meta:creation-date>
    <dc:date>2019-12-20T01:24:30.666131373</dc:date>
    <meta:editing-duration>PT13S</meta:editing-duration>
    <meta:editing-cycles>2</meta:editing-cycles>
    <meta:generator>LibreOffice/6.3.3.2$Linux_X86_64 LibreOffice_project/30$Build-2</meta:generator>
    <meta:document-statistic meta:table-count="0" meta:image-count="0" meta:object-count="0" meta:page-count="5" meta:paragraph-count="41" meta:word-count="171" meta:character-count="1043" meta:non-whitespace-character-count="911"/>
  </office:meta>
</office:document-meta>
</file>